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arial" svg:font-family="arial"/>
    <style:font-face style:name="Ubuntu1" svg:font-family="Ubuntu" style:font-pitch="variable"/>
    <style:font-face style:name="Ubuntu" svg:font-family="Ubuntu"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Ubuntu1"/>
    </style:style>
    <style:style style:name="P2" style:family="paragraph" style:parent-style-name="Text_20_body">
      <style:text-properties officeooo:paragraph-rsid="000d76d6"/>
    </style:style>
    <style:style style:name="P3" style:family="paragraph" style:parent-style-name="Text_20_body">
      <style:text-properties officeooo:rsid="000d76d6" officeooo:paragraph-rsid="000d76d6"/>
    </style:style>
    <style:style style:name="P4" style:family="paragraph" style:parent-style-name="Text_20_body">
      <style:text-properties officeooo:rsid="000fd4ac" officeooo:paragraph-rsid="000fd4ac"/>
    </style:style>
    <style:style style:name="P5" style:family="paragraph" style:parent-style-name="Text_20_body">
      <style:text-properties fo:font-variant="normal" fo:text-transform="none" fo:color="#222222" style:font-name="arial" fo:font-size="12pt" fo:letter-spacing="normal" fo:font-style="normal" fo:font-weight="normal" officeooo:rsid="000fd4ac" officeooo:paragraph-rsid="000fd4ac"/>
    </style:style>
    <style:style style:name="P6" style:family="paragraph" style:parent-style-name="Text_20_body">
      <style:text-properties fo:font-variant="normal" fo:text-transform="none" fo:color="#222222" style:font-name="arial" fo:font-size="12pt" fo:letter-spacing="normal" fo:font-style="normal" fo:font-weight="normal" officeooo:rsid="000fd4ac" officeooo:paragraph-rsid="00131c20"/>
    </style:style>
    <style:style style:name="P7" style:family="paragraph" style:parent-style-name="Text_20_body">
      <style:paragraph-properties fo:margin-left="1.251cm" fo:margin-right="0cm" fo:text-indent="0cm" style:auto-text-indent="false"/>
      <style:text-properties fo:font-variant="normal" fo:text-transform="none" fo:color="#222222" style:font-name="arial" fo:font-size="12pt" fo:letter-spacing="normal" fo:font-style="normal" fo:font-weight="normal" officeooo:rsid="000fd4ac" officeooo:paragraph-rsid="00131c20"/>
    </style:style>
    <style:style style:name="P8" style:family="paragraph" style:parent-style-name="Text_20_body" style:list-style-name="L1">
      <style:text-properties officeooo:rsid="000d76d6" officeooo:paragraph-rsid="000d76d6"/>
    </style:style>
    <style:style style:name="P9" style:family="paragraph" style:parent-style-name="Text_20_body" style:list-style-name="L2">
      <style:text-properties officeooo:rsid="000d76d6" officeooo:paragraph-rsid="000d76d6"/>
    </style:style>
    <style:style style:name="P10" style:family="paragraph" style:parent-style-name="Text_20_body" style:list-style-name="L2">
      <style:text-properties officeooo:paragraph-rsid="000d76d6"/>
    </style:style>
    <style:style style:name="P11" style:family="paragraph" style:parent-style-name="Text_20_body">
      <style:text-properties fo:font-variant="normal" fo:text-transform="none" fo:color="#222222" style:font-name="arial" fo:font-size="12pt" fo:letter-spacing="normal" fo:font-style="normal" fo:font-weight="normal" officeooo:rsid="00131c20" officeooo:paragraph-rsid="00131c20"/>
    </style:style>
    <style:style style:name="P12" style:family="paragraph" style:parent-style-name="Heading_20_1">
      <style:text-properties officeooo:rsid="000d76d6" officeooo:paragraph-rsid="000d76d6"/>
    </style:style>
    <style:style style:name="P13" style:family="paragraph" style:parent-style-name="Heading_20_1">
      <style:text-properties fo:font-variant="normal" fo:text-transform="none" fo:color="#222222" style:font-name="arial" fo:font-size="12pt" fo:letter-spacing="normal" fo:font-style="normal" fo:font-weight="normal" officeooo:rsid="00136969"/>
    </style:style>
    <style:style style:name="T1" style:family="text">
      <style:text-properties officeooo:rsid="000d76d6"/>
    </style:style>
    <style:style style:name="T2" style:family="text">
      <style:text-properties officeooo:rsid="000fd4ac"/>
    </style:style>
    <style:style style:name="T3" style:family="text">
      <style:text-properties officeooo:rsid="000fe56d"/>
    </style:style>
    <style:style style:name="T4" style:family="text">
      <style:text-properties officeooo:rsid="00100c53"/>
    </style:style>
    <style:style style:name="T5" style:family="text">
      <style:text-properties officeooo:rsid="00124361"/>
    </style:style>
    <style:style style:name="T6" style:family="text">
      <style:text-properties officeooo:rsid="00131c20"/>
    </style:style>
    <style:style style:name="T7" style:family="text">
      <style:text-properties officeooo:rsid="0013696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P12" text:outline-level="1">teststuffcentral.com core scenario</text:h>
      <text:p text:style-name="P2"><text:span text:style-name="T5">My name is Antonio, </text:span><text:span text:style-name="T1">I'm </text:span><text:span text:style-name="T2">a </text:span><text:span text:style-name="T1">tech lead on a good sized software engineering project.</text:span></text:p>
      <text:p text:style-name="P2"><text:span text:style-name="T1">The system I am responsible for leading the development </text:span><text:span text:style-name="T2">on </text:span><text:span text:style-name="T1">is a good size system with over 10 key components and many working parts.</text:span></text:p>
      <text:p text:style-name="P3">I strongly believe that test automation is important for the success of my project, and have already invested a fair amount of time and effort in setting up test harnesses and some level of virtualization and automated environment creation.</text:p>
      <text:p text:style-name="P2"><text:span text:style-name="T3">Some of the things I would really like to achieve, but are proving really difficult include</text:span><text:span text:style-name="T1">:</text:span></text:p>
      <text:list xml:id="list2445361940278234107" text:style-name="L1">
        <text:list-item>
          <text:p text:style-name="P8">I would really like to run tests simultaneously of different parts of the system in isolation. I really want to be able to run tests at one level of individual components of the system, then test runs of larger components and subsystems, and then complete 'black box' tests of the entire system end to end.</text:p>
        </text:list-item>
        <text:list-item>
          <text:p text:style-name="P8">I would also really like to run the same tests of the same parts of the system, but with some variations, sometimes with different features included, sometimes with variations in the underlying platform.</text:p>
        </text:list-item>
      </text:list>
      <text:p text:style-name="P2"><text:span text:style-name="T3">But I am experiencing problems - t</text:span><text:span text:style-name="T1">he complexity and overhead of doing this are becoming onerous:</text:span></text:p>
      <text:list xml:id="list2417517318295649625" text:style-name="L2">
        <text:list-item>
          <text:p text:style-name="P10"><text:span text:style-name="T1">Each component test is in effect like an environment itself, the number of different permutations of environment and components is large so the effort required to </text:span><text:span text:style-name="T4">create and </text:span><text:span text:style-name="T1">maintain them is significant</text:span></text:p>
        </text:list-item>
        <text:list-item>
          <text:p text:style-name="P9">The cost of the platform required to run them is increasing as we add more components and environments to the test arena</text:p>
        </text:list-item>
        <text:list-item>
          <text:p text:style-name="P10"><text:span text:style-name="T1">The time taken to run many of the tests consecutively is extending the test window to many hours. And yet we have no choice but to run many consecutively since we don't </text:span><text:span text:style-name="T4">have </text:span><text:span text:style-name="T1">enough hardware, even virtualized hardware, to run them in parallel.</text:span></text:p>
        </text:list-item>
        <text:list-item>
          <text:p text:style-name="P10"><text:span text:style-name="T1">We lose track of test results – we may have the test report from three days ago, but the logs and test evidence </text:span><text:span text:style-name="T4">are</text:span><text:span text:style-name="T1"> all lost, or distributed in random files in people's home directories in files named according to their own personal conventions – when we want to trace back to previous test runs to work something out, its impossible.</text:span></text:p>
        </text:list-item>
      </text:list>
      <text:p text:style-name="P4">Overall the overhead of developing and maintaining all of these environments is mounting – its already more than one head count, and if we were to aim to achieve all we wanted it would be more like three, which we just cannot justify.</text:p>
      <text:p text:style-name="P5">Something that helped me create and maintain all of these test environments, schedule test runs in parallel, and keep a record of all the test output and evidence that I can easily get to, search and compare, would really improve the way that my team develop software, and increase our quality and predictability of delivery.</text:p>
      <text:section text:style-name="Sect1" text:name="Section1">
        <text:p text:style-name="P5"/>
      </text:section>
      <text:p text:style-name="P5"/>
      <text:h text:style-name="P13"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arial" svg:font-family="arial"/>
    <style:font-face style:name="Ubuntu1" svg:font-family="Ubuntu" style:font-pitch="variable"/>
    <style:font-face style:name="Ubuntu" svg:font-family="Ubuntu"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Ubuntu"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11T23:09:52</meta:creation-date>
    <dc:date>2013-09-18T21:11:44</dc:date>
    <meta:editing-duration>PT27M15S</meta:editing-duration>
    <meta:editing-cycles>9</meta:editing-cycles>
    <meta:generator>LibreOffice/4.0.2.2$Linux_X86_64 LibreOffice_project/400m0$Build-2</meta:generator>
    <dc:creator>dikonikon </dc:creator>
    <meta:document-statistic meta:table-count="0" meta:image-count="0" meta:object-count="0" meta:page-count="1" meta:paragraph-count="14" meta:word-count="460" meta:character-count="2647" meta:non-whitespace-character-count="2204"/>
  </office:meta>
</office:document-meta>
</file>